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/>
      <style:text-properties fo:font-weight="normal" officeooo:rsid="0026a7a3" officeooo:paragraph-rsid="001ab1af" fo:background-color="#fff200" style:font-weight-asian="normal" style:font-weight-complex="normal"/>
    </style:style>
    <style:style style:name="P2" style:family="paragraph" style:parent-style-name="Preformatted_20_Text">
      <style:paragraph-properties fo:margin-top="0cm" fo:margin-bottom="0cm" loext:contextual-spacing="false" fo:text-align="justify" style:justify-single-word="false"/>
      <style:text-properties fo:font-weight="normal" officeooo:rsid="0026a7a3" officeooo:paragraph-rsid="001ab1af" fo:background-color="#fff200" style:font-weight-asian="normal" style:font-weight-complex="normal"/>
    </style:style>
    <style:style style:name="P3" style:family="paragraph" style:parent-style-name="Preformatted_20_Text">
      <style:paragraph-properties fo:margin-top="0cm" fo:margin-bottom="0cm" loext:contextual-spacing="false"/>
      <style:text-properties fo:font-weight="normal" officeooo:rsid="0026a7a3" officeooo:paragraph-rsid="0019f10b" style:font-weight-asian="normal" style:font-weight-complex="normal"/>
    </style:style>
    <style:style style:name="P4" style:family="paragraph" style:parent-style-name="Preformatted_20_Text">
      <style:paragraph-properties fo:margin-top="0cm" fo:margin-bottom="0cm" loext:contextual-spacing="false"/>
      <style:text-properties fo:font-weight="normal" officeooo:rsid="0026a7a3" officeooo:paragraph-rsid="001ab1af" style:font-weight-asian="normal" style:font-weight-complex="normal"/>
    </style:style>
    <style:style style:name="P5" style:family="paragraph" style:parent-style-name="Preformatted_20_Text">
      <style:paragraph-properties fo:margin-top="0cm" fo:margin-bottom="0cm" loext:contextual-spacing="false"/>
      <style:text-properties style:font-name="arial" fo:font-size="12pt" fo:font-weight="normal" officeooo:rsid="001d81e8" officeooo:paragraph-rsid="0019f10b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cm" fo:margin-bottom="0cm" loext:contextual-spacing="false"/>
      <style:text-properties style:font-name="arial" fo:font-size="12pt" fo:font-weight="normal" officeooo:rsid="001f0c30" officeooo:paragraph-rsid="0019f10b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cm" fo:margin-bottom="0cm" loext:contextual-spacing="false"/>
      <style:text-properties style:font-name="arial" fo:font-size="12pt" fo:font-weight="normal" officeooo:rsid="0026a7a3" officeooo:paragraph-rsid="0019f10b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cm" fo:margin-bottom="0cm" loext:contextual-spacing="false"/>
      <style:text-properties style:font-name="arial" fo:font-size="12pt" fo:font-weight="normal" officeooo:rsid="0019f10b" officeooo:paragraph-rsid="001ab1af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cm" fo:margin-bottom="0cm" loext:contextual-spacing="false"/>
      <style:text-properties style:font-name="arial" fo:font-size="12pt" fo:font-weight="normal" officeooo:rsid="0026a7a3" officeooo:paragraph-rsid="0019f10b" fo:background-color="#fff200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cm" fo:margin-bottom="0cm" loext:contextual-spacing="false"/>
      <style:text-properties style:font-name="arial" fo:font-size="12pt" fo:font-weight="normal" officeooo:rsid="0026a7a3" officeooo:paragraph-rsid="0019f10b" fo:background-color="transparent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cm" fo:margin-bottom="0cm" loext:contextual-spacing="false"/>
      <style:text-properties style:font-name="arial" fo:font-size="12pt" fo:font-weight="normal" officeooo:rsid="0026a7a3" officeooo:paragraph-rsid="001b5444" fo:background-color="transparent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cm" fo:margin-bottom="0cm" loext:contextual-spacing="false"/>
      <style:text-properties style:font-name="arial" fo:font-size="12pt" fo:font-weight="bold" officeooo:rsid="0026a7a3" officeooo:paragraph-rsid="0019f10b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margin-top="0cm" fo:margin-bottom="0cm" loext:contextual-spacing="false"/>
      <style:text-properties style:font-name="arial" fo:font-size="12pt" fo:font-weight="bold" officeooo:rsid="0026a7a3" officeooo:paragraph-rsid="001ab1af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top="0cm" fo:margin-bottom="0cm" loext:contextual-spacing="false"/>
      <style:text-properties style:font-name="arial" fo:font-size="12pt" fo:font-weight="bold" officeooo:rsid="0026a7a3" officeooo:paragraph-rsid="001ab1af" fo:background-color="transparent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top="0cm" fo:margin-bottom="0cm" loext:contextual-spacing="false"/>
      <style:text-properties style:font-name="arial" fo:font-size="12pt" fo:font-weight="bold" officeooo:rsid="002f0421" officeooo:paragraph-rsid="0019f10b" fo:background-color="transparent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margin-top="0cm" fo:margin-bottom="0cm" loext:contextual-spacing="false"/>
      <style:text-properties style:font-name="arial" fo:font-size="12pt" style:text-underline-style="solid" style:text-underline-width="auto" style:text-underline-color="font-color" fo:font-weight="normal" officeooo:rsid="001d81e8" officeooo:paragraph-rsid="0019f10b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cm" fo:margin-bottom="0cm" loext:contextual-spacing="false"/>
      <style:text-properties style:font-name="arial" fo:font-size="12pt" style:text-underline-style="solid" style:text-underline-width="auto" style:text-underline-color="font-color" fo:font-weight="bold" officeooo:rsid="001ec750" officeooo:paragraph-rsid="001ec750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margin-top="0cm" fo:margin-bottom="0cm" loext:contextual-spacing="false"/>
      <style:text-properties officeooo:paragraph-rsid="001ab1af"/>
    </style:style>
    <style:style style:name="P19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rial" fo:font-size="12pt" fo:font-weight="normal" officeooo:rsid="001d0096" officeooo:paragraph-rsid="0019f10b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arial" fo:font-size="12pt" officeooo:paragraph-rsid="001ab1af" style:font-size-asian="12pt" style:font-size-complex="12pt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1ab1af"/>
    </style:style>
    <style:style style:name="P22" style:family="paragraph" style:parent-style-name="Preformatted_20_Text">
      <style:paragraph-properties fo:margin-left="1.251cm" fo:margin-right="0cm" fo:margin-top="0cm" fo:margin-bottom="0cm" loext:contextual-spacing="false" fo:text-indent="0cm" style:auto-text-indent="false"/>
      <style:text-properties style:font-name="arial" fo:font-size="12pt" fo:font-weight="normal" officeooo:rsid="0026a7a3" officeooo:paragraph-rsid="0019f10b" fo:background-color="transparent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margin-left="1.251cm" fo:margin-right="0cm" fo:margin-top="0cm" fo:margin-bottom="0cm" loext:contextual-spacing="false" fo:text-indent="0cm" style:auto-text-indent="false"/>
      <style:text-properties style:font-name="arial" fo:font-size="12pt" fo:font-weight="normal" officeooo:rsid="0026a7a3" officeooo:paragraph-rsid="001b5444" fo:background-color="transparent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margin-top="0cm" fo:margin-bottom="0cm" loext:contextual-spacing="false"/>
      <style:text-properties fo:font-weight="normal" officeooo:rsid="0026a7a3" officeooo:paragraph-rsid="00263bc4" fo:background-color="#fff200" style:font-weight-asian="normal" style:font-weight-complex="normal"/>
    </style:style>
    <style:style style:name="P25" style:family="paragraph" style:parent-style-name="Preformatted_20_Text">
      <style:paragraph-properties fo:margin-top="0cm" fo:margin-bottom="0cm" loext:contextual-spacing="false"/>
      <style:text-properties fo:font-size="12pt" officeooo:paragraph-rsid="00263bc4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b1af" style:font-weight-asian="bold" style:font-weight-complex="bold"/>
    </style:style>
    <style:style style:name="T3" style:family="text">
      <style:text-properties officeooo:rsid="002d0c48"/>
    </style:style>
    <style:style style:name="T4" style:family="text">
      <style:text-properties officeooo:rsid="0019f10b"/>
    </style:style>
    <style:style style:name="T5" style:family="text">
      <style:text-properties style:font-name="arial" fo:font-size="12pt" fo:font-weight="bold" officeooo:rsid="00287fc1" style:font-size-asian="12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29cf71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2b8aa0" style:font-size-asian="12pt" style:font-weight-asian="bold" style:font-size-complex="12pt" style:font-weight-complex="bold"/>
    </style:style>
    <style:style style:name="T8" style:family="text">
      <style:text-properties style:font-name="arial" fo:font-size="12pt" fo:font-weight="bold" officeooo:rsid="001d0096" style:font-size-asian="12pt" style:font-weight-asian="bold" style:font-size-complex="12pt" style:font-weight-complex="bold"/>
    </style:style>
    <style:style style:name="T9" style:family="text">
      <style:text-properties style:font-name="arial" fo:font-size="12pt" fo:font-weight="bold" officeooo:rsid="001f0c30" style:font-size-asian="12pt" style:font-weight-asian="bold" style:font-size-complex="12pt" style:font-weight-complex="bold"/>
    </style:style>
    <style:style style:name="T10" style:family="text">
      <style:text-properties style:font-name="arial" fo:font-size="12pt" fo:font-weight="bold" officeooo:rsid="0019f10b" style:font-size-asian="12pt" style:font-weight-asian="bold" style:font-size-complex="12pt" style:font-weight-complex="bold"/>
    </style:style>
    <style:style style:name="T11" style:family="text">
      <style:text-properties style:font-name="arial" fo:font-size="12pt" fo:font-weight="bold" officeooo:rsid="001ab1af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1c510b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263bc4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19aa93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style:font-name="arial" fo:font-size="12pt" fo:font-weight="bold" officeooo:rsid="001ab1af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0263bc4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style:font-name="arial" fo:font-size="12pt" fo:font-weight="bold" officeooo:rsid="00263bc4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style:font-name="arial" fo:font-size="12pt" fo:font-weight="bold" officeooo:rsid="0019aa93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style:font-name="arial" fo:font-size="12pt" fo:font-weight="bold" officeooo:rsid="0019aa93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style:font-name="arial" fo:font-size="12pt" officeooo:rsid="002912d4" style:font-size-asian="12pt" style:font-size-complex="12pt"/>
    </style:style>
    <style:style style:name="T23" style:family="text">
      <style:text-properties style:font-name="arial" fo:font-size="12pt" officeooo:rsid="0019f10b" style:font-size-asian="12pt" style:font-size-complex="12pt"/>
    </style:style>
    <style:style style:name="T24" style:family="text">
      <style:text-properties style:font-name="arial" fo:font-size="12pt" officeooo:rsid="001ab1af" style:font-size-asian="12pt" style:font-size-complex="12pt"/>
    </style:style>
    <style:style style:name="T25" style:family="text">
      <style:text-properties style:font-name="arial" fo:font-size="12pt" fo:font-weight="normal" officeooo:rsid="0019f10b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26a7a3" fo:background-color="#fff200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arial" fo:font-size="12pt" fo:background-color="transparent" loext:char-shading-value="0" style:font-size-asian="12pt" style:font-size-complex="12pt"/>
    </style:style>
    <style:style style:name="T29" style:family="text">
      <style:text-properties style:font-name="arial" fo:font-size="12pt" officeooo:rsid="00263bc4" fo:background-color="transparent" loext:char-shading-value="0" style:font-size-asian="12pt" style:font-size-complex="12pt"/>
    </style:style>
    <style:style style:name="T30" style:family="text">
      <style:text-properties style:font-name="arial" fo:background-color="transparent" loext:char-shading-value="0"/>
    </style:style>
    <style:style style:name="T31" style:family="text">
      <style:text-properties officeooo:rsid="001ab1af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1ab1af" fo:background-color="transparent" loext:char-shading-value="0"/>
    </style:style>
    <style:style style:name="T34" style:family="text">
      <style:text-properties officeooo:rsid="001b5444"/>
    </style:style>
    <style:style style:name="T35" style:family="text">
      <style:text-properties officeooo:rsid="00246872"/>
    </style:style>
    <style:style style:name="T36" style:family="text">
      <style:text-properties officeooo:rsid="00218fc9"/>
    </style:style>
    <style:style style:name="T37" style:family="text">
      <style:text-properties officeooo:rsid="00500a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2">Leer e interpretar el siguiente resumen de procedimientos e </text:span><text:span text:style-name="T10">Implementa</text:span><text:span text:style-name="T12">r</text:span><text:span text:style-name="T10">los <text:s/>usando el shell de mysql</text:span></text:p>
      <text:p text:style-name="P21"><text:span text:style-name="T11">1. </text:span><text:span text:style-name="T8">Acceder a la consola sq</text:span><text:span text:style-name="T10">l</text:span></text:p>
      <text:p text:style-name="P19">En las distribuciones de Linux o en BSD, mysql es un comando que ya esta preparado para su uso en una consola shell, y como norma general, esta incluido dentro del path de entorno. Así que sólo será necesario acceder a él.</text:p>
      <text:p text:style-name="P16">Linux</text:p>
      <text:p text:style-name="P5">Path: <text:span text:style-name="T4">apunta la ubicación típica</text:span></text:p>
      <text:p text:style-name="P5"/>
      <text:p text:style-name="P16">Windows</text:p>
      <text:p text:style-name="P18"><text:span text:style-name="T25">Path: apunta la ubicación típica : </text:span><text:span text:style-name="Strong_20_Emphasis"><text:span text:style-name="Emphasis"><text:span text:style-name="T23">Applications/XAMPP/xamppfiles/bin/mysql</text:span></text:span></text:span></text:p>
      <text:p text:style-name="P8"/>
      <text:p text:style-name="P18"><text:span text:style-name="T11">2. </text:span><text:span text:style-name="T9">Acceso a mysql</text:span></text:p>
      <text:p text:style-name="P6"/>
      <text:p text:style-name="P6"><text:tab/>mysql -u [username] -p</text:p>
      <text:p text:style-name="P6"/>
      <text:p text:style-name="P17">Consultas para conocer el entorno</text:p>
      <text:p text:style-name="P17"/>
      <text:p text:style-name="P12"><text:span text:style-name="T31">3. </text:span>Lista de Bds</text:p>
      <text:p text:style-name="P3"><text:span text:style-name="Source_20_Text"><text:span text:style-name="T21"/></text:span></text:p>
      <text:p text:style-name="P3"><text:span text:style-name="Source_20_Text"><text:span text:style-name="T21"><text:tab/>mysql&gt; show databases;</text:span></text:span></text:p>
      <text:p text:style-name="P7"/>
      <text:p text:style-name="P7"><text:span text:style-name="T2">4. </text:span><text:span text:style-name="T1">Crear una BD</text:span><text:line-break/></text:p>
      <text:p text:style-name="P3"><text:span text:style-name="Source_20_Text"><text:span text:style-name="T21"><text:tab/>mysql&gt; create database miprueba;</text:span></text:span></text:p>
      <text:p text:style-name="P3"><text:span text:style-name="Source_20_Text"><text:span text:style-name="T21"/></text:span></text:p>
      <text:p text:style-name="P3"><text:span text:style-name="Source_20_Text"><text:span text:style-name="T11">5. </text:span></text:span><text:span text:style-name="Source_20_Text"><text:span text:style-name="T5">Crear una tabla</text:span></text:span></text:p>
      <text:p text:style-name="P3"><text:span text:style-name="Source_20_Text"><text:span text:style-name="T21"/></text:span></text:p>
      <text:p text:style-name="P3"><text:span text:style-name="Source_20_Text"><text:span text:style-name="T21"><text:tab/>mysql&gt; create table prueba (id_prueba int</text:span></text:span><text:span text:style-name="Source_20_Text"><text:span text:style-name="T22">(4)</text:span></text:span><text:span text:style-name="Source_20_Text"><text:span text:style-name="T21">);</text:span></text:span></text:p>
      <text:p text:style-name="P3"><text:span text:style-name="Source_20_Text"><text:span text:style-name="T21"/></text:span></text:p>
      <text:p text:style-name="P3"><text:span text:style-name="Source_20_Text"><text:span text:style-name="T11">6. </text:span></text:span><text:span text:style-name="Source_20_Text"><text:span text:style-name="T6">Insertar una fila</text:span></text:span></text:p>
      <text:p text:style-name="P3"><text:span text:style-name="Source_20_Text"><text:span text:style-name="T21"/></text:span></text:p>
      <text:p text:style-name="P3"><text:span text:style-name="Source_20_Text"><text:span text:style-name="T21"><text:tab/>mysql&gt; insert into prueba (id_prueba) values (1); </text:span></text:span></text:p>
      <text:p text:style-name="P7"/>
      <text:p text:style-name="P12"><text:span text:style-name="T31">7. </text:span>Ver la estructura de una tabla</text:p>
      <text:p text:style-name="P7"/>
      <text:p text:style-name="P3"><text:span text:style-name="Source_20_Text"><text:span text:style-name="T21"><text:tab/>mysql&gt; describe mitabla;</text:span></text:span></text:p>
      <text:p text:style-name="P3"><text:span text:style-name="Source_20_Text"><text:span text:style-name="T21"/></text:span></text:p>
      <text:p text:style-name="P3"><text:span text:style-name="Source_20_Text"><text:span text:style-name="T11">8. </text:span></text:span><text:span text:style-name="Source_20_Text"><text:span text:style-name="T7">Salir de la consola</text:span></text:span></text:p>
      <text:p text:style-name="P3"><text:span text:style-name="Source_20_Text"><text:span text:style-name="T21"/></text:span></text:p>
      <text:p text:style-name="P3"><text:span text:style-name="Source_20_Text"><text:span text:style-name="T21"><text:tab/>mysql&gt; quit;</text:span></text:span></text:p>
      <text:p text:style-name="P3"><text:span text:style-name="Source_20_Text"><text:span text:style-name="T21"/></text:span></text:p>
      <text:p text:style-name="P4"><text:span text:style-name="Source_20_Text"><text:span text:style-name="T11">9. Consultas: </text:span></text:span><text:span text:style-name="Source_20_Text"><text:span text:style-name="T24">se realizan de la forma ya vista.</text:span></text:span></text:p>
      <text:p text:style-name="P4"/>
      <text:p text:style-name="P13"><text:span text:style-name="T33">10. </text:span><text:span text:style-name="T32">Para comprobar que dispones de </text:span><text:span text:style-name="Source_20_Text"><text:span text:style-name="T30">mysqldump</text:span></text:span></text:p>
      <text:p text:style-name="P1"><text:span text:style-name="Source_20_Text"><text:span text:style-name="T27"/></text:span></text:p>
      <text:p text:style-name="P1"><text:span text:style-name="Source_20_Text"><text:span text:style-name="T28"><text:tab/>mysql&gt; mysqldump</text:span></text:span></text:p>
      <text:p text:style-name="P1"><text:span text:style-name="Source_20_Text"><text:span text:style-name="T21"/></text:span></text:p>
      <text:p text:style-name="P1"><text:span text:style-name="Source_20_Text"><text:span text:style-name="T16">11. </text:span></text:span><text:span text:style-name="Source_20_Text"><text:span text:style-name="T15">para comprobar la versión instalada</text:span></text:span></text:p>
      <text:p text:style-name="P20"><text:soft-page-break/></text:p>
      <text:p text:style-name="P20"><text:tab/>$ mysqldump --version</text:p>
      <text:p text:style-name="P2"><text:span text:style-name="Source_20_Text"><text:span text:style-name="T28">Si se produce un error de tipo </text:span></text:span><text:span text:style-name="Emphasis"><text:span text:style-name="T28">"command not found"</text:span></text:span><text:span text:style-name="Source_20_Text"><text:span text:style-name="T28">, es posible que no hayas instalado MySQL correctamente o que tengas que indicar la ruta completa hasta donde se encuentre el comando: /usr/local/mysql/bin/mysqldump</text:span></text:span></text:p>
      <text:p text:style-name="P13"><text:span text:style-name="Source_20_Text"><text:span text:style-name="T26"/></text:span></text:p>
      <text:p text:style-name="P14"><text:span text:style-name="T31">12. C</text:span>opia de seguridad <text:span text:style-name="T3">lógica</text:span></text:p>
      <text:p text:style-name="P10"/>
      <text:p text:style-name="P22">mysqldump -u nombreusuario -p nombredelabasededatos &gt; ficherodondequieroalogartodoelcontenido.sql</text:p>
      <text:p text:style-name="P10"/>
      <text:p text:style-name="P10"><text:span text:style-name="T3">se guarda en </text:span>/var/lib/mysql</text:p>
      <text:p text:style-name="P9"/>
      <text:p text:style-name="P15"><text:span text:style-name="T34">13. </text:span>Restaurar</text:p>
      <text:p text:style-name="P15"/>
      <text:p text:style-name="P23">create database nombredeminuevabasededatos;<text:line-break/>use nombredeminuevabase;<text:line-break/></text:p>
      <text:p text:style-name="P11"><text:span text:style-name="T35">se guarda en</text:span> /home/minombreusuarioenlinux/ficheritoderespaldo.sql</text:p>
      <text:p text:style-name="P9"/>
      <text:p text:style-name="P24"><text:span text:style-name="Source_20_Text"><text:span text:style-name="T18">14. </text:span></text:span><text:span text:style-name="Source_20_Text"><text:span text:style-name="T20">Cambiar la clave de root</text:span></text:span></text:p>
      <text:p text:style-name="P25"/>
      <text:p text:style-name="P25"><text:tab/>mysql -u root // <text:span text:style-name="T36">acceso sin contraseña</text:span></text:p>
      <text:p text:style-name="P25"><text:tab/>mysql&gt; use mysql; //<text:span text:style-name="T37">elijo la BD</text:span></text:p>
      <text:p text:style-name="P25"><text:tab/>mysql&gt; UPDATE user SET password=PASSWORD('nuevo_pass') WHERE <text:tab/>user='root';</text:p>
      <text:p text:style-name="P25"><text:tab/>mysql&gt; exit</text:p>
      <text:p text:style-name="P24"><text:span text:style-name="Source_20_Text"><text:span text:style-name="T29"><text:tab/>service mysqld restart</text:span></text:span></text:p>
      <text:p text:style-name="P24"><text:span text:style-name="Source_20_Text"><text:span text:style-name="T29"/></text:span></text:p>
      <text:p text:style-name="P24"><text:span text:style-name="Source_20_Text"><text:span text:style-name="T2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6:29:41.717373492</meta:creation-date>
    <dc:date>2019-05-11T19:39:18.688334545</dc:date>
    <meta:editing-duration>P1DT19H20M39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262" meta:character-count="1749" meta:non-whitespace-character-count="1509"/>
  </office:meta>
</office:document-meta>
</file>